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" fo:font-size="6pt" fo:letter-spacing="normal" fo:font-style="normal" fo:font-weight="normal" fo:background-color="#e0e0e0" loext:padding="0cm" loext:border="none"/>
    </style:style>
    <style:style style:name="P2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" fo:font-size="6pt" fo:letter-spacing="normal" fo:font-style="normal" fo:font-weight="normal" loext:padding="0.049cm" loext:border="0.06pt solid #888888"/>
    </style:style>
    <style:style style:name="P3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fo:orphans="2" fo:widows="2" fo:background-color="#efefef"/>
      <style:text-properties fo:font-variant="normal" fo:text-transform="none" fo:color="#880000" loext:opacity="100%" style:font-name="Consolas" fo:font-size="6pt" fo:letter-spacing="normal" fo:font-style="normal" fo:font-weight="normal" loext:padding="0.049cm" loext:border="0.06pt solid #888888"/>
    </style:style>
    <style:style style:name="P4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" fo:font-size="6pt" fo:letter-spacing="normal" fo:font-style="normal" fo:font-weight="normal" loext:padding="0cm" loext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10.5pt" fo:letter-spacing="normal" fo:font-style="normal" fo:font-weight="normal" loext:padding="0cm" loext:border="none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7pt" fo:letter-spacing="normal" fo:font-style="normal" fo:font-weight="normal" loext:padding="0cm" loext:border="non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7pt" fo:letter-spacing="normal" fo:font-style="normal" fo:font-weight="normal" loext:padding="0cm" loext:border="none"/>
    </style:style>
    <style:style style:name="P8" style:family="paragraph" style:parent-style-name="Standard">
      <style:paragraph-properties fo:margin-top="0cm" fo:margin-bottom="0.499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7pt" fo:letter-spacing="normal" fo:font-style="normal" fo:font-weight="normal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7pt" fo:letter-spacing="normal" fo:font-style="normal" fo:font-weight="normal" loext:padding="0cm" loext:border="none"/>
    </style:style>
    <style:style style:name="P10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7pt" fo:letter-spacing="normal" fo:font-style="normal" fo:font-weight="normal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7pt" fo:letter-spacing="normal" fo:font-style="normal" fo:font-weight="normal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7pt" fo:letter-spacing="normal" fo:font-style="normal" fo:font-weight="bold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8pt" fo:letter-spacing="normal" fo:font-style="normal" fo:font-weight="bold"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text-transform="lowercase" fo:color="#222222" loext:opacity="100%" style:font-name="Consolas1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5" style:family="paragraph" style:parent-style-name="Text_20_body">
      <style:paragraph-properties fo:margin-left="0.018cm" fo:margin-right="0.018cm" fo:margin-top="0.018cm" fo:margin-bottom="0.018cm" style:contextual-spacing="false" fo:line-height="110%" fo:orphans="2" fo:widows="2" fo:text-indent="0cm" style:auto-text-indent="false"/>
      <style:text-properties fo:color="#888888" loext:opacity="100%" loext:padding="0.053cm" loext:border="0.06pt solid #b9b9b9"/>
    </style:style>
    <style:style style:name="T1" style:family="text">
      <style:text-properties fo:color="#000000" loext:opacity="100%" style:text-line-through-style="none" style:text-line-through-type="none" style:font-name="MathJax Math-italic" fo:font-size="8pt" style:text-underline-style="none" style:text-blinking="false"/>
    </style:style>
    <style:style style:name="T2" style:family="text">
      <style:text-properties fo:color="#000000" loext:opacity="100%" style:text-line-through-style="none" style:text-line-through-type="none" style:text-underline-style="none" style:text-blinking="false"/>
    </style:style>
    <style:style style:name="T3" style:family="text">
      <style:text-properties fo:color="#000000" loext:opacity="100%" style:text-line-through-style="none" style:text-line-through-type="none" style:font-name="MathJax Main" fo:font-size="8pt" style:text-underline-style="none" style:text-blinking="false"/>
    </style:style>
    <style:style style:name="T4" style:family="text">
      <style:text-properties fo:color="#000000" loext:opacity="100%" style:text-line-through-style="none" style:text-line-through-type="none" fo:font-size="8pt" style:text-underline-style="none" style:text-blinking="false"/>
    </style:style>
    <style:style style:name="T5" style:family="text">
      <style:text-properties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wo Vessels</text:p>
      <text:p text:style-name="P6">time limit per test</text:p>
      <text:p text:style-name="P7">1 second</text:p>
      <text:p text:style-name="P6">memory limit per test</text:p>
      <text:p text:style-name="P7">256 megabytes</text:p>
      <text:p text:style-name="P6">input</text:p>
      <text:p text:style-name="P7">standard input</text:p>
      <text:p text:style-name="P6">output</text:p>
      <text:p text:style-name="P8">standard output</text:p>
      <text:p text:style-name="P9">You have two vessels with water. The first vessel contains <text:bookmark text:name="MathJax-Element-1-Frame"/><text:bookmark text:name="MathJax-Span-1"/><text:bookmark text:name="MathJax-Span-2"/><text:bookmark text:name="MathJax-Span-3"/><text:span text:style-name="T1">a</text:span><text:span text:style-name="T2">�</text:span> grams of water, and the second vessel contains <text:bookmark text:name="MathJax-Element-2-Frame"/><text:bookmark text:name="MathJax-Span-4"/><text:bookmark text:name="MathJax-Span-5"/><text:bookmark text:name="MathJax-Span-6"/><text:span text:style-name="T1">b</text:span><text:span text:style-name="T2">�</text:span> grams of water. Both vessels are very large and can hold any amount of water.</text:p>
      <text:p text:style-name="P9">You also have an empty cup that can hold <text:span text:style-name="T5">up to</text:span> <text:bookmark text:name="MathJax-Element-3-Frame"/><text:bookmark text:name="MathJax-Span-7"/><text:bookmark text:name="MathJax-Span-8"/><text:bookmark text:name="MathJax-Span-9"/><text:span text:style-name="T1">c</text:span><text:span text:style-name="T2">�</text:span> grams of water.</text:p>
      <text:p text:style-name="P9">In one move, you can scoop <text:span text:style-name="T5">up to</text:span> <text:bookmark text:name="MathJax-Element-4-Frame"/><text:bookmark text:name="MathJax-Span-10"/><text:bookmark text:name="MathJax-Span-11"/><text:bookmark text:name="MathJax-Span-12"/><text:span text:style-name="T1">c</text:span><text:span text:style-name="T2">�</text:span> grams of water from any vessel and pour it into <text:span text:style-name="T5">the other</text:span> vessel. Note that the mass of water poured in one move <text:span text:style-name="T5">does not have to be an integer</text:span>.</text:p>
      <text:p text:style-name="P11">What is the minimum number of moves required to make the masses of water in the vessels equal? Note that you cannot perform any actions other than the described moves.</text:p>
      <text:p text:style-name="P13">Input</text:p>
      <text:p text:style-name="P9">Each test contains multiple test cases. The first line contains the number of test cases <text:bookmark text:name="MathJax-Element-5-Frame"/><text:bookmark text:name="MathJax-Span-13"/><text:bookmark text:name="MathJax-Span-14"/><text:bookmark text:name="MathJax-Span-15"/><text:span text:style-name="T1">t</text:span><text:span text:style-name="T2">�</text:span> (<text:bookmark text:name="MathJax-Element-6-Frame"/><text:bookmark text:name="MathJax-Span-16"/><text:bookmark text:name="MathJax-Span-17"/><text:bookmark text:name="MathJax-Span-18"/><text:span text:style-name="T3">1</text:span><text:bookmark text:name="MathJax-Span-19"/><text:span text:style-name="T4">≤</text:span><text:bookmark text:name="MathJax-Span-20"/><text:span text:style-name="T1">t</text:span><text:bookmark text:name="MathJax-Span-21"/><text:span text:style-name="T4">≤</text:span><text:bookmark text:name="MathJax-Span-22"/><text:span text:style-name="T3">1000</text:span><text:span text:style-name="T2">1≤�≤1000</text:span>). The description of the test cases follows.</text:p>
      <text:p text:style-name="P9">Each test case consists of a single line containing three integers <text:bookmark text:name="MathJax-Element-7-Frame"/><text:bookmark text:name="MathJax-Span-23"/><text:bookmark text:name="MathJax-Span-24"/><text:bookmark text:name="MathJax-Span-25"/><text:span text:style-name="T1">a</text:span><text:span text:style-name="T2">�</text:span>, <text:bookmark text:name="MathJax-Element-8-Frame"/><text:bookmark text:name="MathJax-Span-26"/><text:bookmark text:name="MathJax-Span-27"/><text:bookmark text:name="MathJax-Span-28"/><text:span text:style-name="T1">b</text:span><text:span text:style-name="T2">�</text:span>, and <text:bookmark text:name="MathJax-Element-9-Frame"/><text:bookmark text:name="MathJax-Span-29"/><text:bookmark text:name="MathJax-Span-30"/><text:bookmark text:name="MathJax-Span-31"/><text:span text:style-name="T1">c</text:span><text:span text:style-name="T2">�</text:span> (<text:bookmark text:name="MathJax-Element-10-Frame"/><text:bookmark text:name="MathJax-Span-32"/><text:bookmark text:name="MathJax-Span-33"/><text:bookmark text:name="MathJax-Span-34"/><text:span text:style-name="T3">1</text:span><text:bookmark text:name="MathJax-Span-35"/><text:span text:style-name="T4">≤</text:span><text:bookmark text:name="MathJax-Span-36"/><text:span text:style-name="T1">a</text:span><text:bookmark text:name="MathJax-Span-37"/><text:span text:style-name="T3">,</text:span><text:bookmark text:name="MathJax-Span-38"/><text:span text:style-name="T1">b</text:span><text:bookmark text:name="MathJax-Span-39"/><text:span text:style-name="T3">,</text:span><text:bookmark text:name="MathJax-Span-40"/><text:span text:style-name="T1">c</text:span><text:bookmark text:name="MathJax-Span-41"/><text:span text:style-name="T4">≤</text:span><text:bookmark text:name="MathJax-Span-42"/><text:span text:style-name="T3">100</text:span><text:span text:style-name="T2">1≤�,�,�≤100</text:span>) — the mass of water in the vessels and the capacity of the cup, respectively.</text:p>
      <text:p text:style-name="P13">Output</text:p>
      <text:p text:style-name="P11">For each test case, output a single number — the minimum number of moves required to make the masses of water in the vessels equal. It can be shown, that it is always possible.</text:p>
      <text:p text:style-name="P12">Example</text:p>
      <text:p text:style-name="P14">input</text:p>
      <text:section text:style-name="Sect1" text:name="id0015588848544383582">
        <text:p text:style-name="P15">Copy</text:p>
      </text:section>
      <text:p text:style-name="P1"><text:bookmark text:name="id005987319591569709"/>6</text:p>
      <text:p text:style-name="P4">3 7 2</text:p>
      <text:p text:style-name="P1">17 4 3</text:p>
      <text:p text:style-name="P4">17 17 1</text:p>
      <text:p text:style-name="P1">17 21 100</text:p>
      <text:p text:style-name="P4">1 100 1</text:p>
      <text:p text:style-name="P1">97 4 3</text:p>
      <text:p text:style-name="P14">output</text:p>
      <text:section text:style-name="Sect1" text:name="id008640462282883006">
        <text:p text:style-name="P15">Copy</text:p>
      </text:section>
      <text:p text:style-name="P2"><text:bookmark text:name="id008770667752998824"/>1</text:p>
      <text:p text:style-name="P3">3</text:p>
      <text:p text:style-name="P3">0</text:p>
      <text:p text:style-name="P3">1</text:p>
      <text:p text:style-name="P3">50</text:p>
      <text:p text:style-name="P3">16</text:p>
      <text:p text:style-name="P13">Note</text:p>
      <text:p text:style-name="P9">In the first test case, only one move is enough: if we pour <text:bookmark text:name="MathJax-Element-11-Frame"/><text:bookmark text:name="MathJax-Span-43"/><text:bookmark text:name="MathJax-Span-44"/><text:bookmark text:name="MathJax-Span-45"/><text:span text:style-name="T3">2</text:span><text:span text:style-name="T2">2</text:span> grams of water from the second vessel into the first one, both vessels will contain <text:bookmark text:name="MathJax-Element-12-Frame"/><text:bookmark text:name="MathJax-Span-46"/><text:bookmark text:name="MathJax-Span-47"/><text:bookmark text:name="MathJax-Span-48"/><text:span text:style-name="T3">5</text:span><text:span text:style-name="T2">5</text:span> grams of water.</text:p>
      <text:p text:style-name="P11">In the second example test case, three moves are enough:</text:p>
      <text:list xml:id="list3802280392" text:style-name="L1">
        <text:list-item>
          <text:p text:style-name="P10">Pour <text:bookmark text:name="MathJax-Element-13-Frame"/><text:bookmark text:name="MathJax-Span-49"/><text:bookmark text:name="MathJax-Span-50"/><text:bookmark text:name="MathJax-Span-51"/><text:span text:style-name="T3">3</text:span><text:span text:style-name="T2">3</text:span> grams of water from the first vessel into the second one. After this move, the first vessel will contain <text:bookmark text:name="MathJax-Element-14-Frame"/><text:bookmark text:name="MathJax-Span-52"/><text:bookmark text:name="MathJax-Span-53"/><text:bookmark text:name="MathJax-Span-54"/><text:span text:style-name="T3">17</text:span><text:bookmark text:name="MathJax-Span-55"/><text:span text:style-name="T4">−</text:span><text:bookmark text:name="MathJax-Span-56"/><text:span text:style-name="T3">3</text:span><text:bookmark text:name="MathJax-Span-57"/><text:span text:style-name="T3">=</text:span><text:bookmark text:name="MathJax-Span-58"/><text:span text:style-name="T3">14</text:span><text:span text:style-name="T2">17−3=14</text:span> grams of water, and the second vessel will contain <text:bookmark text:name="MathJax-Element-15-Frame"/><text:bookmark text:name="MathJax-Span-59"/><text:bookmark text:name="MathJax-Span-60"/><text:bookmark text:name="MathJax-Span-61"/><text:span text:style-name="T3">4</text:span><text:bookmark text:name="MathJax-Span-62"/><text:span text:style-name="T3">+</text:span><text:bookmark text:name="MathJax-Span-63"/><text:span text:style-name="T3">3</text:span><text:bookmark text:name="MathJax-Span-64"/><text:span text:style-name="T3">=</text:span><text:bookmark text:name="MathJax-Span-65"/><text:span text:style-name="T3">7</text:span><text:span text:style-name="T2">4+3=7</text:span> grams.</text:p>
        </text:list-item>
        <text:list-item>
          <text:p text:style-name="P10">Pour <text:bookmark text:name="MathJax-Element-16-Frame"/><text:bookmark text:name="MathJax-Span-66"/><text:bookmark text:name="MathJax-Span-67"/><text:bookmark text:name="MathJax-Span-68"/><text:span text:style-name="T3">2</text:span><text:span text:style-name="T2">2</text:span> grams of water from the first vessel into the second one. After this move, the first vessel will contain <text:bookmark text:name="MathJax-Element-17-Frame"/><text:bookmark text:name="MathJax-Span-69"/><text:bookmark text:name="MathJax-Span-70"/><text:bookmark text:name="MathJax-Span-71"/><text:span text:style-name="T3">14</text:span><text:bookmark text:name="MathJax-Span-72"/><text:span text:style-name="T4">−</text:span><text:bookmark text:name="MathJax-Span-73"/><text:span text:style-name="T3">2</text:span><text:bookmark text:name="MathJax-Span-74"/><text:span text:style-name="T3">=</text:span><text:bookmark text:name="MathJax-Span-75"/><text:span text:style-name="T3">12</text:span><text:span text:style-name="T2">14−2=12</text:span> grams of water, and the second vessel will contain <text:bookmark text:name="MathJax-Element-18-Frame"/><text:bookmark text:name="MathJax-Span-76"/><text:bookmark text:name="MathJax-Span-77"/><text:bookmark text:name="MathJax-Span-78"/><text:span text:style-name="T3">7</text:span><text:bookmark text:name="MathJax-Span-79"/><text:span text:style-name="T3">+</text:span><text:bookmark text:name="MathJax-Span-80"/><text:span text:style-name="T3">2</text:span><text:bookmark text:name="MathJax-Span-81"/><text:span text:style-name="T3">=</text:span><text:bookmark text:name="MathJax-Span-82"/><text:span text:style-name="T3">9</text:span><text:span text:style-name="T2">7+2=9</text:span> grams.</text:p>
        </text:list-item>
        <text:list-item>
          <text:p text:style-name="P10">Finally, pour <text:bookmark text:name="MathJax-Element-19-Frame"/><text:bookmark text:name="MathJax-Span-83"/><text:bookmark text:name="MathJax-Span-84"/><text:bookmark text:name="MathJax-Span-85"/><text:span text:style-name="T3">1.5</text:span><text:span text:style-name="T2">1.5</text:span> grams of water from the first vessel into the second one. After this move, the first vessel will contain <text:bookmark text:name="MathJax-Element-20-Frame"/><text:bookmark text:name="MathJax-Span-86"/><text:bookmark text:name="MathJax-Span-87"/><text:bookmark text:name="MathJax-Span-88"/><text:span text:style-name="T3">12</text:span><text:bookmark text:name="MathJax-Span-89"/><text:span text:style-name="T4">−</text:span><text:bookmark text:name="MathJax-Span-90"/><text:span text:style-name="T3">1.5</text:span><text:bookmark text:name="MathJax-Span-91"/><text:span text:style-name="T3">=</text:span><text:bookmark text:name="MathJax-Span-92"/><text:span text:style-name="T3">10.5</text:span><text:span text:style-name="T2">12−1.5=10.5</text:span> grams of water, and the second vessel will contain <text:bookmark text:name="MathJax-Element-21-Frame"/><text:bookmark text:name="MathJax-Span-93"/><text:bookmark text:name="MathJax-Span-94"/><text:bookmark text:name="MathJax-Span-95"/><text:span text:style-name="T3">9</text:span><text:bookmark text:name="MathJax-Span-96"/><text:span text:style-name="T3">+</text:span><text:bookmark text:name="MathJax-Span-97"/><text:span text:style-name="T3">1.5</text:span><text:bookmark text:name="MathJax-Span-98"/><text:span text:style-name="T3">=</text:span><text:bookmark text:name="MathJax-Span-99"/><text:span text:style-name="T3">10.5</text:span><text:span text:style-name="T2">9+1.5=10.5</text:span> grams.</text:p>
        </text:list-item>
      </text:list>
      <text:p text:style-name="P9">Note that this is not the only way to equalize the vessels in <text:bookmark text:name="MathJax-Element-22-Frame"/><text:bookmark text:name="MathJax-Span-100"/><text:bookmark text:name="MathJax-Span-101"/><text:bookmark text:name="MathJax-Span-102"/><text:span text:style-name="T3">3</text:span><text:span text:style-name="T2">3</text:span> moves, but there is no way to do it in <text:bookmark text:name="MathJax-Element-23-Frame"/><text:bookmark text:name="MathJax-Span-103"/><text:bookmark text:name="MathJax-Span-104"/><text:bookmark text:name="MathJax-Span-105"/><text:span text:style-name="T3">2</text:span><text:span text:style-name="T2">2</text:span> moves.</text:p>
      <text:p text:style-name="P9">In the third example test case, the vessels initially contain the same amount of water, so no moves are needed. The answer is <text:bookmark text:name="MathJax-Element-24-Frame"/><text:bookmark text:name="MathJax-Span-106"/><text:bookmark text:name="MathJax-Span-107"/><text:bookmark text:name="MathJax-Span-108"/><text:span text:style-name="T3">0</text:span><text:span text:style-name="T2">0</text:span>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07T11:35:50.604000000</dc:date>
    <meta:editing-duration>PT6S</meta:editing-duration>
    <meta:editing-cycles>1</meta:editing-cycles>
    <meta:document-statistic meta:table-count="0" meta:image-count="0" meta:object-count="0" meta:page-count="1" meta:paragraph-count="44" meta:word-count="455" meta:character-count="2402" meta:non-whitespace-character-count="1992"/>
    <meta:generator>LibreOffice/7.2.2.2$Windows_X86_64 LibreOffice_project/02b2acce88a210515b4a5bb2e46cbfb63fe97d56</meta:generator>
  </office:meta>
</office:document-meta>
</file>